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1_16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Abraham S. Wolf</text:p>
      <text:p text:style-name="P2">Signed letter<text:tab/><text:tab/><text:tab/><text:tab/><text:tab/>Y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C. E. Weil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3 November 1854</text:p>
      <text:p text:style-name="P2">Month<text:tab/><text:tab/><text:tab/><text:tab/><text:tab/><text:tab/>November</text:p>
      <text:p text:style-name="P2">Year<text:tab/><text:tab/><text:tab/><text:tab/><text:tab/><text:tab/>185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A photocopy of the manuscript is also available in Box 19, FF 16.</text:p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4">School House of Hebrew Ed: Society/</text:p>
      <text:p text:style-name="P4">North Seventh St./</text:p>
      <text:p text:style-name="P2">Miss. C. E. Weil./</text:p>
      <text:p text:style-name="P2"><text:span text:style-name="T1"><text:tab/>At a meeting of the Board of Managers of the/ “Hebrew Education Society” held on Sunday October 29</text:span><text:span text:style-name="T2">th</text:span><text:span text:style-name="T1">, a Resolution/ was unanimously passed, directing the President and Secretary to/ address you a note stating their entire appreciation of the able and/ satisfactory manner, in which you have performed your duties as/ Teacher of the School under their charge, and their best wishes/ for your future welfare./</text:span></text:p>
      <text:p text:style-name="P2"><text:tab/>Happy of being the medium of communicating the same,/ and with best wishes for your happiness and prosperity,/</text:p>
      <text:p text:style-name="P2"><text:tab/><text:tab/>We remain yours very respectfully/</text:p>
      <text:p text:style-name="P2"><text:tab/><text:tab/><text:tab/>Abm. S. Wolf. Pret./</text:p>
      <text:p text:style-name="P2">M. M. Allen/</text:p>
      <text:p text:style-name="P2"><text:tab/>Sectry: of H. E. Society./</text:p>
      <text:p text:style-name="P2"><text:span text:style-name="T1">Philada November 3</text:span><text:span text:style-name="T2">rd</text:span><text:span text:style-name="T1"> 1854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21T12:27:23</meta:creation-date>
    <dc:date>2012-04-02T12:07:12.85</dc:date>
    <dc:language>en-US</dc:language>
    <meta:editing-cycles>3</meta:editing-cycles>
    <meta:editing-duration>PT00H12M53S</meta:editing-duration>
    <meta:document-statistic meta:table-count="0" meta:image-count="0" meta:object-count="0" meta:page-count="2" meta:paragraph-count="71" meta:word-count="304" meta:character-count="2063"/>
    <dc:creator>Penn Libraries</dc:creator>
    <meta:user-defined meta:name="Info 1"/>
    <meta:user-defined meta:name="Info 2"/>
    <meta:user-defined meta:name="Info 3"/>
    <meta:user-defined meta:name="Info 4"/>
  </office:meta>
</office:document-meta>
</file>